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14%" fo:text-align="end" style:justify-single-word="false" fo:text-indent="0.5in" style:auto-text-indent="false" style:writing-mode="lr-tb"/>
      <style:text-properties fo:font-variant="normal" fo:text-transform="none" fo:color="#000000" style:text-line-through-style="none" style:font-name="Arial" fo:font-size="14.25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8"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9" style:family="paragraph" style:parent-style-name="Text_20_body">
      <style:paragraph-properties fo:margin-top="0in" fo:margin-bottom="0in" style:contextual-spacing="false" fo:line-height="114%" style:writing-mode="lr-tb"/>
      <style:text-properties fo:font-variant="normal" fo:text-transform="none" fo:color="#ff0000" style:text-line-through-style="none" style:font-name="Arial" fo:font-size="11.25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14%" style:writing-mode="lr-tb"/>
    </style:style>
    <style:style style:name="P11" style:family="paragraph" style:parent-style-name="Text_20_body">
      <style:paragraph-properties fo:margin-top="0in" fo:margin-bottom="0.139in" style:contextual-spacing="false" fo:line-height="114%" style:writing-mode="lr-tb"/>
      <style:text-properties fo:font-variant="normal" fo:text-transform="none" fo:color="#666666" style:font-name="Trebuchet MS" fo:font-size="12.75pt" fo:font-style="italic" style:text-underline-style="solid" style:text-underline-width="auto" style:text-underline-color="font-color" fo:font-weight="normal" fo:background-color="transparent"/>
    </style:style>
    <style:style style:name="P12"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2.75pt" fo:font-style="italic" style:text-underline-style="none" fo:font-weight="normal" style:text-blinking="false" fo:background-color="transparent"/>
    </style:style>
    <style:style style:name="P13"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8pt" fo:font-style="italic" style:text-underline-style="none" fo:font-weight="normal" style:text-blinking="false" fo:background-color="transparent"/>
    </style:style>
    <style:style style:name="P14"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style:style>
    <style:style style:name="P15" style:family="paragraph" style:parent-style-name="Text_20_body" style:list-style-name="L3">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style:style>
    <style:style style:name="P16"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17" style:family="paragraph" style:parent-style-name="Text_20_body" style:list-style-name="L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18" style:family="paragraph" style:parent-style-name="Text_20_body" style:list-style-name="L3">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19" style:family="paragraph" style:parent-style-name="Text_20_body" style:list-style-name="L4">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25pt" fo:font-style="italic" style:text-underline-style="none" fo:font-weight="normal" style:text-blinking="false"/>
    </style:style>
    <style:style style:name="P20"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P22"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Arial" fo:font-size="14.25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4"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text-underline-style="none" style:text-blinking="false" fo:background-color="transparent"/>
    </style:style>
    <style:style style:name="P27"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P28" style:family="paragraph" style:parent-style-name="Text_20_body">
      <style:paragraph-properties fo:margin-top="0in" fo:margin-bottom="0in" style:contextual-spacing="false" fo:line-height="114%" style:writing-mode="lr-tb"/>
      <style:text-properties fo:font-variant="normal" fo:text-transform="none" fo:color="#000000" style:text-underline-style="solid" style:text-underline-width="auto" style:text-underline-color="font-color" fo:background-color="transparent"/>
    </style:style>
    <style:style style:name="P29" style:family="paragraph" style:parent-style-name="Text_20_body">
      <style:paragraph-properties fo:margin-top="0in" fo:margin-bottom="0in" style:contextual-spacing="false" fo:line-height="200%" style:writing-mode="lr-tb"/>
    </style:style>
    <style:style style:name="P30" style:family="paragraph" style:parent-style-name="Text_20_body">
      <style:paragraph-properties fo:margin-top="0in" fo:margin-bottom="0in" style:contextual-spacing="false" fo:line-height="114%" style:writing-mode="lr-tb"/>
    </style:style>
    <style:style style:name="P31" style:family="paragraph" style:parent-style-name="Text_20_body">
      <style:paragraph-properties fo:line-height="115%" fo:text-align="center" style:justify-single-word="false" style:writing-mode="lr-tb"/>
      <style:text-properties officeooo:paragraph-rsid="001328fc"/>
    </style:style>
    <style:style style:name="P32" style:family="paragraph" style:parent-style-name="Text_20_body">
      <style:paragraph-properties fo:margin-left="0in" fo:margin-right="0in" fo:margin-top="0in" fo:margin-bottom="0in" style:contextual-spacing="false" fo:line-height="114%" fo:text-align="center" style:justify-single-word="false" fo:text-indent="0.5in" style:auto-text-indent="false" style:writing-mode="lr-tb"/>
      <style:text-properties fo:font-variant="normal" fo:text-transform="none" fo:color="#000000" style:text-line-through-style="none" style:text-underline-style="none" style:text-blinking="false" fo:background-color="transparent"/>
    </style:style>
    <style:style style:name="P33" style:family="paragraph" style:parent-style-name="Text_20_body">
      <style:paragraph-properties fo:margin-left="0in" fo:margin-right="0in" fo:margin-top="0in" fo:margin-bottom="0in" style:contextual-spacing="false" fo:line-height="114%" fo:text-align="end" style:justify-single-word="false" fo:text-indent="0.5in" style:auto-text-indent="false" style:writing-mode="lr-tb"/>
      <style:text-properties fo:font-variant="normal" fo:text-transform="none" fo:color="#000000" style:text-line-through-style="none" style:font-name="Arial" fo:font-size="14.25pt" fo:font-style="normal" style:text-underline-style="none" fo:font-weight="normal" style:text-blinking="false" fo:background-color="transparent"/>
    </style:style>
    <style:style style:name="P34" style:family="paragraph" style:parent-style-name="Text_20_body">
      <style:paragraph-properties fo:margin-left="0in" fo:margin-right="0in" fo:margin-top="0in" fo:margin-bottom="0in" style:contextual-spacing="false" fo:line-height="114%" fo:text-indent="0.5in" style:auto-text-indent="false" style:writing-mode="lr-tb"/>
      <style:text-properties fo:font-variant="normal" fo:text-transform="none" fo:color="#000000" style:text-line-through-style="none" style:font-name="Arial" fo:font-size="21pt" fo:font-style="normal" style:text-underline-style="none" fo:font-weight="bold" style:text-blinking="false" fo:background-color="transparent"/>
    </style:style>
    <style:style style:name="P35" style:family="paragraph" style:parent-style-name="Text_20_body">
      <style:paragraph-properties fo:margin-left="2.5in" fo:margin-right="0in" fo:margin-top="0in" fo:margin-bottom="0in" style:contextual-spacing="false" fo:line-height="114%" fo:text-align="center" style:justify-single-word="false" fo:text-indent="0.5in" style:auto-text-indent="false" style:writing-mode="lr-tb"/>
    </style:style>
    <style:style style:name="P36" style:family="paragraph" style:parent-style-name="Text_20_body">
      <style:paragraph-properties fo:margin-left="1in" fo:margin-right="0in" fo:margin-top="0in" fo:margin-bottom="0in" style:contextual-spacing="false" fo:line-height="114%" fo:text-align="end" style:justify-single-word="false" fo:text-indent="0in" style:auto-text-indent="false" style:writing-mode="lr-tb"/>
      <style:text-properties fo:font-variant="normal" fo:text-transform="none" fo:color="#000000" style:text-line-through-style="none" style:text-underline-style="none" style:text-blinking="false" fo:background-color="transparent"/>
    </style:style>
    <style:style style:name="P37"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8pt" fo:font-style="italic" style:text-underline-style="none" fo:font-weight="normal" style:text-blinking="false" fo:background-color="transparent"/>
    </style:style>
    <style:style style:name="P38" style:family="paragraph" style:parent-style-name="Text_20_body">
      <style:paragraph-properties fo:margin-top="0in" fo:margin-bottom="0.139in" style:contextual-spacing="false" fo:line-height="114%" style:writing-mode="lr-tb"/>
      <style:text-properties fo:font-variant="normal" fo:text-transform="none" fo:color="#666666" style:text-line-through-style="none" style:font-name="Trebuchet MS" fo:font-size="12.75pt" fo:font-style="italic" style:text-underline-style="none" fo:font-weight="normal" style:text-blinking="false" fo:background-color="transparent"/>
    </style:style>
    <style:style style:name="P39" style:family="paragraph" style:parent-style-name="Text_20_body">
      <style:paragraph-properties fo:margin-top="0in" fo:margin-bottom="0.139in" style:contextual-spacing="false" fo:line-height="114%" style:writing-mode="lr-tb"/>
      <style:text-properties fo:font-variant="normal" fo:text-transform="none" fo:color="#666666" style:font-name="Trebuchet MS" fo:font-size="12.75pt" fo:font-style="italic" style:text-underline-style="solid" style:text-underline-width="auto" style:text-underline-color="font-color" fo:font-weight="normal" fo:background-color="transparent"/>
    </style:style>
    <style:style style:name="P40" style:family="paragraph" style:parent-style-name="Text_20_body" style:master-page-name="Standard">
      <style:paragraph-properties fo:line-height="115%" fo:text-align="center" style:justify-single-word="false" style:page-number="auto" fo:break-before="auto" fo:break-after="auto" style:writing-mode="lr-tb"/>
      <style:text-properties fo:font-variant="normal" fo:text-transform="none" fo:color="#000000" style:text-line-through-style="none" style:font-name="Arial" fo:font-size="30pt" fo:font-style="normal" style:text-underline-style="none" fo:font-weight="bold" officeooo:paragraph-rsid="001328fc" style:text-blinking="false" fo:background-color="transparent"/>
    </style:style>
    <style:style style:name="P41" style:family="paragraph" style:parent-style-name="Heading_20_1">
      <style:paragraph-properties fo:margin-top="0.139in" fo:margin-bottom="0in" style:contextual-spacing="false" fo:line-height="114%" style:writing-mode="lr-tb"/>
    </style:style>
    <style:style style:name="P42" style:family="paragraph" style:parent-style-name="Heading_20_1">
      <style:paragraph-properties fo:margin-top="0.139in" fo:margin-bottom="0in" style:contextual-spacing="false" fo:line-height="114%" style:writing-mode="lr-tb"/>
      <style:text-properties fo:font-variant="normal" fo:text-transform="none" fo:color="#000000" style:text-line-through-style="none" style:font-name="Trebuchet MS" fo:font-size="2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8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 fo:font-size="14.2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Trebuchet MS" fo:font-size="24pt" fo:font-style="normal" style:text-underline-style="none" fo:font-weight="normal"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font-name="Arial" fo:font-size="14.25pt" fo:font-style="italic" style:text-underline-style="solid" style:text-underline-width="auto" style:text-underline-color="font-color" fo:font-weight="bold" fo:background-color="transparent"/>
    </style:style>
    <style:style style:name="T11" style:family="text">
      <style:text-properties fo:font-variant="normal" fo:text-transform="none" fo:color="#000000" style:font-name="Arial" fo:font-size="14.25pt" fo:font-style="italic" style:text-underline-style="solid" style:text-underline-width="auto" style:text-underline-color="font-color" fo:font-weight="normal" fo:background-color="transparent"/>
    </style:style>
    <style:style style:name="T12" style:family="text">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font-name="Arial" fo:font-size="14.25pt" fo:font-style="normal" style:text-underline-style="solid" style:text-underline-width="auto" style:text-underline-color="font-color" fo:font-weight="normal" fo:background-color="transparent"/>
    </style:style>
    <style:style style:name="T14" style:family="text">
      <style:text-properties fo:font-variant="normal" fo:text-transform="none" fo:color="#000000" style:text-underline-style="solid" style:text-underline-width="auto" style:text-underline-color="font-color" fo:background-color="transparent"/>
    </style:style>
    <style:style style:name="T15" style:family="text">
      <style:text-properties fo:font-variant="normal" fo:text-transform="none" fo:color="#783f04" style:text-line-through-style="none" style:font-name="Arial" fo:font-size="11.25pt" fo:font-style="normal" style:text-underline-style="none" fo:font-weight="bold" style:text-blinking="false" fo:background-color="transparent"/>
    </style:style>
    <style:style style:name="T16" style:family="text">
      <style:text-properties fo:font-variant="normal" fo:text-transform="none" fo:color="#cc0000" style:text-line-through-style="none" style:font-name="Arial" fo:font-size="11.25pt" fo:font-style="normal" style:text-underline-style="none" fo:font-weight="normal" style:text-blinking="false" fo:background-color="transparent"/>
    </style:style>
    <style:style style:name="T17" style:family="text">
      <style:text-properties fo:font-variant="normal" fo:text-transform="none" fo:color="#45818e" style:text-line-through-style="none" style:font-name="Arial" fo:font-size="11.25pt" fo:font-style="normal" style:text-underline-style="none" fo:font-weight="normal" style:text-blinking="false" fo:background-color="transparent"/>
    </style:style>
    <style:style style:name="T18" style:family="text">
      <style:text-properties fo:font-style="normal" fo:background-color="transparent"/>
    </style:style>
    <style:style style:name="T19" style:family="text">
      <style:text-properties fo:background-color="transparent"/>
    </style:style>
    <style:style style:name="T20" style:family="text">
      <style:text-properties fo:color="#783f04" fo:font-weight="bold" fo:background-color="transparent"/>
    </style:style>
    <style:style style:name="T21" style:family="text">
      <style:text-properties fo:font-style="italic" style:text-underline-style="solid" style:text-underline-width="auto" style:text-underline-color="font-color" fo:background-color="transparent"/>
    </style:style>
    <style:style style:name="T22" style:family="text">
      <style:text-properties style:text-underline-style="solid" style:text-underline-width="auto" style:text-underline-color="font-color" fo:background-color="transparent"/>
    </style:style>
    <style:style style:name="T23" style:family="text">
      <style:text-properties style:font-name="Arial" fo:font-size="18pt" fo:font-style="normal" fo:font-weight="normal"/>
    </style:style>
    <style:style style:name="T24" style:family="text">
      <style:text-properties style:font-name="Arial" fo:font-size="14.2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docs-internal-guid-49a07cf1-948d-8912-5bea-3ff3d9c0c92f"/>Ruta d’un camió de missatgeria</text:p>
      <text:p text:style-name="Text_20_body"/>
      <text:p text:style-name="P3">Autors:</text:p>
      <text:p text:style-name="Text_20_body"/>
      <text:p text:style-name="P2">Pol Amorós Carafí                         pol.amoros</text:p>
      <text:p text:style-name="P2">Joan Barroso Garrido                        joan.barroso</text:p>
      <text:p text:style-name="P2">Carlos Escolano Peinado                  carlos.escolano</text:p>
      <text:p text:style-name="P2">Josep Castro Salvadó                        josep.castro</text:p>
      <text:p text:style-name="Text_20_body"/>
      <text:p text:style-name="P32">                                            </text:p>
      <text:p text:style-name="Text_20_body"/>
      <text:p text:style-name="P35"><text:span text:style-name="T9">    </text:span><text:span text:style-name="T5">Codi de projecte: 5.2</text:span></text:p>
      <text:p text:style-name="P32">                        <text:span text:style-name="T23">Versió de lliurament: 1.0</text:span></text:p>
      <text:p text:style-name="Text_20_body"><text:line-break/><text:line-break/><text:line-break/><text:line-break/><text:line-break/><text:line-break/><text:line-break/></text:p>
      <text:p text:style-name="P36">      <text:span text:style-name="T24">Projecte de programació. Facultat d’Informàtica de Barcelona</text:span></text:p>
      <text:p text:style-name="P1">Octubre 2013</text:p>
      <text:p text:style-name="Text_20_body"/>
      <text:p text:style-name="P34">Índex</text:p>
      <text:p text:style-name="Text_20_body"/>
      <text:p text:style-name="P28">    </text:p>
      <text:p text:style-name="Text_20_body"><text:line-break/><text:span text:style-name="T9"></text:span></text:p>
      <text:p text:style-name="P22">1. Enunciat ampliat …………………………………..……….………..… 3</text:p>
      <text:p text:style-name="P29"><text:span text:style-name="T6">2. </text:span><text:a xlink:type="simple" xlink:href="https://docs.google.com/document/d/1fvzoMwCBHOdB-MduVuf9mR08oULT32OIdH66S4vZbeQ/edit#heading=h.zg6x1pctqfft">Diagrama de casos d'ús</text:a><text:span text:style-name="T9">……………………………………</text:span><text:span text:style-name="T6">.……….... 4</text:span></text:p>
      <text:p text:style-name="P26">    <text:span text:style-name="T24">2.1 Descripció dels casos d’ús……………………………….…….5</text:span></text:p>
      <text:p text:style-name="P29"><text:span text:style-name="T6">3. </text:span><text:a xlink:type="simple" xlink:href="https://docs.google.com/document/d/1fvzoMwCBHOdB-MduVuf9mR08oULT32OIdH66S4vZbeQ/edit#heading=h.e0n0afny8la">Diagrama de classes del domini</text:a><text:span text:style-name="T9">……………</text:span><text:span text:style-name="T6">...……..……………..….6</text:span></text:p>
      <text:p text:style-name="P26">    <text:span text:style-name="T24">3.1 Descripció de les classes del domini………………………….7</text:span></text:p>
      <text:p text:style-name="Text_20_body"><text:soft-page-break/><text:line-break/><text:line-break/><text:line-break/><text:line-break/><text:line-break/><text:line-break/><text:line-break/><text:line-break/><text:line-break/><text:line-break/><text:line-break/><text:line-break/><text:line-break/><text:line-break/><text:line-break/><text:line-break/><text:line-break/></text:p>
      <text:p text:style-name="P27">1. ENUNCIAT AMPLIAT</text:p>
      <text:p text:style-name="Text_20_body"><text:line-break/></text:p>
      <text:p text:style-name="P24">Considerem una  empresa de missatgeria, que té com a objectiu recollir o repartir un conjunt de paquets en una determinada ciutat. L'empresa disposa d'un camió per a tal fi. L’objectiu d’aquest projecte és crear un sistema software per tal d’assolir la ruta més òptima a l’hora de repartir o recollir aquests paquets.</text:p>
      <text:p text:style-name="Text_20_body"/>
      <text:p text:style-name="P24">El programa treballa sobre ciutats, que estan definides de manera predeterminada i estan diferenciades pel seu nom (opcionalment es podran afegir noves ciutats al conjunt de ciutats establert), i l’usuari n’escollirà una. Posteriorment s’introdueix un conjunt de paquets cada un dels quals està determinat per  una localització dins de la ciutat (opcionalment dues, una de recollida i una de entrega). A més haurà d’introduir un cert cost d’anar d’aquesta localització a qualsevol altra.(Opcionalment es podrà incorporar una manera interactiva per introduir les localitzacions mitjançant el ratolí).</text:p>
      <text:p text:style-name="Text_20_body"/>
      <text:p text:style-name="P24">L’usuari té l’opció de salvar les dades que està introduint. Aquestes dades seran les adreçes dels paquets amb els quals es vol resoldre la ruta òptima, i el cost (entenent cost com a variable que ens dona la informació total sobre la dificultat existent en anar d’una localització d’un determinat paquet, a una altre (es a dir, té en compte el tràfic, les limitacions de velocitat, carrers en obres, etc).</text:p>
      <text:p text:style-name="Text_20_body"/>
      <text:p text:style-name="P24">Una vegada totes les entrades hagin sigut introduides o carregades, l’usuari podrá escollir l’opció de traçar la ruta més òptima, la qual passi per tots el paquets introduits prèviament (opcionalment, per un subconjunt d’aquests). Aquesta ruta s’obtindrà partint d’un punt de sortida (que sempre serà una localització d’un paquet, a escollir per l’usuari) i acabarà en un altre paquet, el qual per eficiencia, haurà sigut l’adient per a  recollir-lo o entregar-lo en últim lloc. Això ho aconseguim tenint en compte el cost d’anar de paquet a paquet, i sabent que, per motius logistics, un camió mai passarà dues vegades per la mateixa localització on s’ha especificat que era un paquet.(opcionalment podrá salvar la ruta òptima d’un problema, donant-li un nom a <text:soft-page-break/> aquesta ruta. En cas de afegir la possibilitat d’afegir noves ciutats, l’usuari podrà guardar-les per poder fer-les servir quan desitgi).</text:p>
      <text:p text:style-name="Text_20_body"/>
      <text:p text:style-name="P24">Un cop calculada la ruta òptima, aquesta és representada de forma gràfica per una fàcil interpretació (opcionalment, la ruta serà representada de forma animada).</text:p>
      <text:p text:style-name="Text_20_body"/>
      <text:p text:style-name="P24">Opcionalment s’implementarà un mètode d’autoguardat per evitar pèrdua de dades no desitjades.</text:p>
      <text:p text:style-name="Text_20_body"/>
      <text:h text:style-name="P41" text:outline-level="1"><text:span text:style-name="T8">2. Diagrama de casos d'ús</text:span><draw:frame draw:style-name="fr1" draw:name="graphics1" text:anchor-type="as-char" svg:width="5.3228in" svg:height="6.198in" draw:z-index="0"><draw:image xlink:href="https://lh3.googleusercontent.com/PuEFGEUg_chKx0roO5b_s6GtcnqPvNg9G3rt2_3mHF6SqgA3QNiIGf0rMk5CO2fKKdaMTaZcgzpenG5R7FMvsQgPd2eFLPE8nsIn9jQ9iJQZVUkUvYWjv-KFWg" xlink:type="simple" xlink:show="embed" xlink:actuate="onLoad"/></draw:frame></text:h>
      <text:p text:style-name="Text_20_body"><text:line-break/><text:line-break/><text:soft-page-break/><text:line-break/></text:p>
      <text:p text:style-name="P13">2.1 Descripció dels casos d’ús</text:p>
      <text:p text:style-name="P11">Gestió paquets:  </text:p>
      <text:p text:style-name="P4">Permet fer la gestió dels paquets que s'han d'enviar/recollir d'una determinada ciutat.</text:p>
      <text:list xml:id="list4888539506261279319" text:style-name="L3">
        <text:list-item>
          <text:p text:style-name="P15"><text:span text:style-name="T21">Afegir paquet:</text:span><text:span text:style-name="T19"> Crea una nova intància de paquet, amb el seu nom i la seva  adreça i el cost d’anar d’aquesta nova instància a qualsevol altra de tipus paquet.</text:span></text:p>
        </text:list-item>
        <text:list-item>
          <text:p text:style-name="P18"><text:span text:style-name="T22">Consultar paquet:</text:span><text:span text:style-name="T19"> </text:span><text:span text:style-name="T18">Permet consultar la informació d’un paquet.</text:span></text:p>
        </text:list-item>
        <text:list-item>
          <text:p text:style-name="P18"><text:span text:style-name="T22">Modificar paquet</text:span><text:span text:style-name="T19">: </text:span><text:span text:style-name="T18">Permet modificar el nom, l'adreça d'un paquet i les seves dependències.</text:span></text:p>
        </text:list-item>
        <text:list-item>
          <text:p text:style-name="P18"><text:span text:style-name="T22">Eliminar paquet:</text:span><text:span text:style-name="T19">   </text:span><text:span text:style-name="T18">Permet eliminar un paquet.</text:span><text:span text:style-name="T22">  </text:span></text:p>
        </text:list-item>
      </text:list>
      <text:p text:style-name="Text_20_body"/>
      <text:p text:style-name="P12">Generar camí:</text:p>
      <text:p text:style-name="P4">Donat un conjunt d' adreçes, permet solucionar el graf i trobar el camí òptim entre totes les possibles solucions. A més, ens representarà gràficament la solució del graf juntament amb la ciutat seleccionada.</text:p>
      <text:p text:style-name="Text_20_body"/>
      <text:p text:style-name="P12">Carregar dades</text:p>
      <text:list xml:id="list8379016011763228633" text:style-name="L4">
        <text:list-item>
          <text:p text:style-name="P19"><text:span text:style-name="T22">Carregar ciutat:</text:span><text:span text:style-name="T19"> </text:span><text:span text:style-name="T18">Permet carregar una ciutat guardada a memòria.</text:span></text:p>
        </text:list-item>
        <text:list-item>
          <text:p text:style-name="P19"><text:span text:style-name="T22">Carregar adreces:</text:span><text:span text:style-name="T19"> </text:span><text:span text:style-name="T18">Permet carregar de memòria un conjunt d'adreçes per modificar-lo, modificar-lo o utilitzar-lo per la resolució del problema.</text:span></text:p>
        </text:list-item>
      </text:list>
      <text:p text:style-name="Text_20_body"/>
      <text:p text:style-name="P12">Guardar dades</text:p>
      <text:p text:style-name="P4">Donat un conjunt de dades sobre una ciutat determinada permet desar-les a un fitxer.</text:p>
      <text:p text:style-name="Text_20_body"/>
      <text:p text:style-name="P12">Ajuda</text:p>
      <text:p text:style-name="P4">Es mostren els passos a seguir per fer funcionar correctament el programa, com per exemple el format de les dades o una breu explicació dels menús.</text:p>
      <text:p text:style-name="Text_20_body"/>
      <text:p text:style-name="P12">Sortida</text:p>
      <text:p text:style-name="P4">Acaba l’execució del programa.</text:p>
      <text:p text:style-name="Text_20_body"><text:line-break/><text:line-break/></text:p>
      <text:h text:style-name="P42" text:outline-level="1">3. Diagrama de classes del domini</text:h>
      <text:p text:style-name="Text_20_body"><text:line-break/><text:line-break/><text:line-break/><text:soft-page-break/><draw:frame draw:style-name="fr1" draw:name="graphics2" text:anchor-type="as-char" svg:width="8.0209in" svg:height="3.7398in" draw:z-index="1"><draw:image xlink:href="https://lh6.googleusercontent.com/nNPJHalvGQQKPTgflnp6M6xvW_oaNCwggedvaid4otY2xs0K3w1Uyl6Z6tAAVc4-c6GahyNylGPH4pONdvs-53F6gUNlZQSY4vV7-ERmE5Kb1_-XEBGfxH2CvQ" xlink:type="simple" xlink:show="embed" xlink:actuate="onLoad"/></draw:frame><text:line-break/><text:line-break/><text:line-break/><text:line-break/><text:line-break/><text:line-break/></text:p>
      <text:p text:style-name="P13">3.1 Descripció de les classes</text:p>
      <text:p text:style-name="Text_20_body"/>
      <text:p text:style-name="P10"><text:span text:style-name="T10">Class:</text:span><text:span text:style-name="T14"> </text:span><text:span text:style-name="T11">Ciutat</text:span></text:p>
      <text:p text:style-name="Text_20_body"/>
      <text:p text:style-name="P10"><text:span text:style-name="T3">Descripció: </text:span><text:span text:style-name="T4">Una ciutat és una representació d'una ciutat real, formada per uns certs </text:span><text:span text:style-name="T3">Atributs: </text:span><text:span text:style-name="T4">Nom, Representació, Cjt_recollides</text:span></text:p>
      <text:p text:style-name="P6">Nom: Nom de la ciutat</text:p>
      <text:p text:style-name="P6">Representació: És la representació gràfica de la ciutat.</text:p>
      <text:p text:style-name="P6">Cjt_recollides: És un conjunt de Cjt_adreçes. </text:p>
      <text:p text:style-name="Text_20_body"/>
      <text:p text:style-name="P10"><text:span text:style-name="T12">Class: </text:span><text:span text:style-name="T13">Cjt_adreçes:</text:span></text:p>
      <text:p text:style-name="Text_20_body"/>
      <text:p text:style-name="P10"><text:span text:style-name="T2">Descripció: </text:span><text:span text:style-name="T1">És un agrupament de paquets que s’han d’entregar o recollir a una ciutat i el cost d’anar de qualsevol d’aquests paquets a qualsevol altre.</text:span></text:p>
      <text:p text:style-name="P10"><text:span text:style-name="T2">Atribus:</text:span><text:span text:style-name="T9"> </text:span><text:span text:style-name="T1">Id, Cjt_paquets, Cjt_pesos</text:span></text:p>
      <text:p text:style-name="P4">Id: Identificador del conjunt d’adreçes</text:p>
      <text:p text:style-name="P4">Cjt_paquets: És el conjunt de paquets.</text:p>
      <text:p text:style-name="P4">Cjt_pesos: Són els valors dels pesos per anar d’un paquet a un altre</text:p>
      <text:p text:style-name="Text_20_body"/>
      <text:p text:style-name="P10"><text:span text:style-name="T12">Class: </text:span><text:span text:style-name="T13">Camí òptim:</text:span></text:p>
      <text:p text:style-name="Text_20_body"/>
      <text:p text:style-name="P10"><text:soft-page-break/><text:span text:style-name="T2">Descripció: </text:span><text:span text:style-name="T1">És un subconjunt del Cjt_adreçes. Està format per uns paquets relacionats per pesos i colocats amb un ordre determinat per representar el camí òptim.</text:span></text:p>
      <text:p text:style-name="P10"><text:span text:style-name="T2">Atributs: </text:span><text:span text:style-name="T1">Nom,Camí.</text:span></text:p>
      <text:p text:style-name="P4">Nom: Identificador del camí</text:p>
      <text:p text:style-name="P4">Camí: Array de paquets i la relació entre ells que determina el camí òptim que s'ha de fer per recollir els paquets amb el menor temps possible.</text:p>
      <text:p text:style-name="Text_20_body"/>
      <text:p text:style-name="P10"><text:span text:style-name="T12">Class: </text:span><text:span text:style-name="T13">Paquet:</text:span></text:p>
      <text:p text:style-name="Text_20_body"/>
      <text:p text:style-name="P10"><text:span text:style-name="T2">Descripció: </text:span><text:span text:style-name="T1">Un paquet representa l'objecte que s'ha de passar a recollir o entregar. Està format per un nom que l'identifica , una direcció entrega i una direcció recollida. </text:span></text:p>
      <text:p text:style-name="P4">En el cas base, només un dels dos tindrà valor. Si es realitza la opció de recollida i entrega d'un paquet a la mateixa ciutat, les dos variables tindran valor asignat.</text:p>
      <text:p text:style-name="P10"><text:span text:style-name="T2">Atributs: </text:span><text:span text:style-name="T1">Nom_paquet, Direcció_Entrega, Direcció_Recollida</text:span></text:p>
      <text:p text:style-name="Text_20_body"/>
      <text:p text:style-name="P10"><text:span text:style-name="T12">Class: </text:span><text:span text:style-name="T13">Adreça:</text:span></text:p>
      <text:p text:style-name="P10"><text:span text:style-name="T2">Descripció: </text:span><text:span text:style-name="T1">Una adreça conté la informació d'un punt per on s'ha de passar per realitzar el camí.</text:span></text:p>
      <text:p text:style-name="P10"><text:span text:style-name="T2">Atributs: </text:span><text:span text:style-name="T1">Id_adreça, Coordenada_X, Coordenada_Y</text:span></text:p>
      <text:p text:style-name="P4">Id_adreça: Identificador de l'adreça.</text:p>
      <text:p text:style-name="P4">Coordenada_X: Enter que conté la coordenada horitzontal de l' adreça.</text:p>
      <text:p text:style-name="P4">Coordenada_Y: Enter que conté la coordenada vertical de l'adreça.</text:p>
      <text:p text:style-name="Text_20_body"/>
      <text:p text:style-name="P10"><text:span text:style-name="T12">Class: </text:span><text:span text:style-name="T13">Adreça_entrega:</text:span></text:p>
      <text:p text:style-name="P10"><text:span text:style-name="T2">Descripció: </text:span><text:span text:style-name="T1">Subclase de Adreça. Els paquets que pertanyen a aquesta clase són paquets per entregar.</text:span></text:p>
      <text:p text:style-name="Text_20_body"/>
      <text:p text:style-name="P10"><text:span text:style-name="T12">Class: </text:span><text:span text:style-name="T13">Adreça_recollida:</text:span></text:p>
      <text:p text:style-name="P10"><text:span text:style-name="T2">Descripció: </text:span><text:span text:style-name="T1">Subclase de Adreça. Ens informa que en aquesta adreça, s’ha de recollir un paquet.</text:span></text:p>
      <text:p text:style-name="Text_20_body"/>
      <text:p text:style-name="P10"><text:span text:style-name="T12">Class: </text:span><text:span text:style-name="T13">Adreça_sortida:</text:span></text:p>
      <text:p text:style-name="P10"><text:span text:style-name="T2">Descripció: </text:span><text:span text:style-name="T1">Subclase de Adreça. És el punt de partida del camió.</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3-09-26T13:31:13</meta:creation-date>
    <dc:date>2013-10-07T22:14:37</dc:date>
    <dc:creator>josep </dc:creator>
    <meta:editing-duration>PT15M3S</meta:editing-duration>
    <meta:editing-cycles>7</meta:editing-cycles>
    <meta:generator>LibreOffice/4.0.2.2$Linux_X86_64 LibreOffice_project/400m0$Build-2</meta:generator>
    <meta:document-statistic meta:table-count="0" meta:image-count="2" meta:object-count="0" meta:page-count="6" meta:paragraph-count="85" meta:word-count="981" meta:character-count="6617" meta:non-whitespace-character-count="5490"/>
  </office:meta>
</office:document-meta>
</file>